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Title">
      <style:text-properties officeooo:rsid="0000a525" officeooo:paragraph-rsid="0000a525"/>
    </style:style>
    <style:style style:name="P2" style:family="paragraph" style:parent-style-name="Heading_20_1">
      <style:text-properties officeooo:rsid="0000a525" officeooo:paragraph-rsid="0000a525"/>
    </style:style>
    <style:style style:name="P3" style:family="paragraph" style:parent-style-name="Heading_20_1">
      <style:text-properties officeooo:rsid="0000a525" officeooo:paragraph-rsid="00027cf2"/>
    </style:style>
    <style:style style:name="P4" style:family="paragraph" style:parent-style-name="Heading_20_2">
      <style:text-properties officeooo:rsid="0000a525" officeooo:paragraph-rsid="0000a525"/>
    </style:style>
    <style:style style:name="P5" style:family="paragraph" style:parent-style-name="Heading_20_3">
      <style:text-properties officeooo:rsid="0000a525" officeooo:paragraph-rsid="0000a525"/>
    </style:style>
    <style:style style:name="P6" style:family="paragraph" style:parent-style-name="Heading_20_3">
      <style:text-properties officeooo:rsid="0005f4b6" officeooo:paragraph-rsid="0005f4b6"/>
    </style:style>
    <style:style style:name="P7" style:family="paragraph" style:parent-style-name="Heading_20_3">
      <style:text-properties officeooo:paragraph-rsid="0005f4b6"/>
    </style:style>
    <style:style style:name="P8" style:family="paragraph" style:parent-style-name="Heading_20_4">
      <style:text-properties officeooo:paragraph-rsid="0000a525"/>
    </style:style>
    <style:style style:name="P9" style:family="paragraph" style:parent-style-name="Preformatted_20_Text">
      <style:paragraph-properties fo:margin-left="0in" fo:margin-right="0in" fo:text-indent="0in" style:auto-text-indent="false" style:writing-mode="lr-tb"/>
    </style:style>
    <style:style style:name="P10" style:family="paragraph" style:parent-style-name="Preformatted_20_Text">
      <style:paragraph-properties style:writing-mode="lr-tb"/>
    </style:style>
    <style:style style:name="P11" style:family="paragraph" style:parent-style-name="Preformatted_20_Text">
      <style:paragraph-properties fo:margin-top="0in" fo:margin-bottom="0.1965in" style:contextual-spacing="false" style:writing-mode="lr-tb"/>
    </style:style>
    <style:style style:name="P12" style:family="paragraph" style:parent-style-name="Text_20_body" style:list-style-name="Numbering_20_123"/>
    <style:style style:name="P13" style:family="paragraph" style:parent-style-name="Text_20_body" style:list-style-name="Numbering_20_123">
      <style:text-properties fo:font-variant="normal" fo:text-transform="none" fo:color="#000000" loext:opacity="100%" style:font-name="Times New Roman" fo:font-size="14pt" fo:letter-spacing="normal" fo:font-style="normal" fo:font-weight="normal"/>
    </style:style>
    <style:style style:name="P14" style:family="paragraph" style:parent-style-name="Text_20_body">
      <style:text-properties officeooo:rsid="0000a525" officeooo:paragraph-rsid="0000a525"/>
    </style:style>
    <style:style style:name="P15" style:family="paragraph" style:parent-style-name="Text_20_body">
      <style:text-properties officeooo:paragraph-rsid="0000a525"/>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2">
      <style:paragraph-properties fo:margin-top="0in" fo:margin-bottom="0in" style:contextual-spacing="false"/>
    </style:style>
    <style:style style:name="P29" style:family="paragraph" style:parent-style-name="Text_20_body" style:list-style-name="L13"/>
    <style:style style:name="P30" style:family="paragraph" style:parent-style-name="Text_20_body" style:list-style-name="L13">
      <style:paragraph-properties fo:margin-top="0in" fo:margin-bottom="0in" style:contextual-spacing="false"/>
    </style:style>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5">
      <style:paragraph-properties fo:margin-top="0in" fo:margin-bottom="0in" style:contextual-spacing="false"/>
    </style:style>
    <style:style style:name="P34" style:family="paragraph" style:parent-style-name="Text_20_body" style:list-style-name="L16"/>
    <style:style style:name="P35" style:family="paragraph" style:parent-style-name="Text_20_body" style:list-style-name="L16">
      <style:paragraph-properties fo:margin-top="0in" fo:margin-bottom="0in" style:contextual-spacing="false"/>
    </style:style>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1">
      <style:paragraph-properties fo:margin-top="0in" fo:margin-bottom="0in" style:contextual-spacing="false"/>
    </style:style>
    <style:style style:name="P42" style:family="paragraph" style:parent-style-name="Text_20_body" style:list-style-name="L22"/>
    <style:style style:name="P43" style:family="paragraph" style:parent-style-name="Text_20_body" style:list-style-name="L22">
      <style:paragraph-properties fo:margin-top="0in" fo:margin-bottom="0in" style:contextual-spacing="false"/>
    </style:style>
    <style:style style:name="P44" style:family="paragraph" style:parent-style-name="Text_20_body" style:list-style-name="L23"/>
    <style:style style:name="P45" style:family="paragraph" style:parent-style-name="Text_20_body" style:list-style-name="L23">
      <style:paragraph-properties fo:margin-top="0in" fo:margin-bottom="0in" style:contextual-spacing="false"/>
    </style:style>
    <style:style style:name="P46" style:family="paragraph" style:parent-style-name="Text_20_body" style:list-style-name="L24"/>
    <style:style style:name="P47" style:family="paragraph" style:parent-style-name="Text_20_body" style:list-style-name="L24">
      <style:paragraph-properties fo:margin-top="0in" fo:margin-bottom="0in" style:contextual-spacing="false"/>
    </style:style>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6">
      <style:paragraph-properties fo:margin-top="0in" fo:margin-bottom="0in" style:contextual-spacing="false"/>
    </style:style>
    <style:style style:name="P51" style:family="paragraph" style:parent-style-name="Text_20_body">
      <style:text-properties officeooo:paragraph-rsid="0005f4b6"/>
    </style:style>
    <style:style style:name="P52" style:family="paragraph" style:parent-style-name="Text_20_body" style:list-style-name="L27"/>
    <style:style style:name="P53" style:family="paragraph" style:parent-style-name="Text_20_body" style:list-style-name="L27">
      <style:paragraph-properties fo:margin-top="0in" fo:margin-bottom="0in" style:contextual-spacing="false"/>
    </style:style>
    <style:style style:name="P54" style:family="paragraph" style:parent-style-name="Text_20_body" style:list-style-name="L28"/>
    <style:style style:name="P55" style:family="paragraph" style:parent-style-name="Text_20_body" style:list-style-name="L28">
      <style:paragraph-properties fo:margin-top="0in" fo:margin-bottom="0in" style:contextual-spacing="false"/>
    </style:style>
    <style:style style:name="P56" style:family="paragraph" style:parent-style-name="Text_20_body" style:list-style-name="L29"/>
    <style:style style:name="P57" style:family="paragraph" style:parent-style-name="Text_20_body" style:list-style-name="L29">
      <style:paragraph-properties fo:margin-top="0in" fo:margin-bottom="0in" style:contextual-spacing="false"/>
    </style:style>
    <style:style style:name="P58" style:family="paragraph" style:parent-style-name="Text_20_body" style:list-style-name="L30"/>
    <style:style style:name="P59" style:family="paragraph" style:parent-style-name="Text_20_body" style:list-style-name="L30">
      <style:paragraph-properties fo:margin-top="0in" fo:margin-bottom="0in" style:contextual-spacing="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variant="normal" fo:text-transform="none" fo:color="#000000" loext:opacity="100%" style:font-name="Times New Roman" fo:font-size="14pt" fo:letter-spacing="normal" fo:font-style="normal" fo:font-weight="normal"/>
    </style:style>
    <style:style style:name="T5" style:family="text">
      <style:text-properties fo:font-variant="normal" fo:text-transform="none" fo:color="#000000" loext:opacity="100%" style:font-name="Times New Roman" fo:font-size="14pt" fo:letter-spacing="normal" fo:font-style="italic" fo:font-weight="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tribuirani node2vec algoritam za <text:span text:style-name="T2">embedding</text:span><text:span text:style-name="T3"> čvorova u realnim mrežama</text:span></text:p>
      <text:h text:style-name="P2" text:outline-level="1">Uvod </text:h>
      <text:h text:style-name="P4" text:outline-level="2">Opis problema</text:h>
      <text:p text:style-name="P15">Ugrađivanje (embedding) čvorova u mrežama predstavlja tehniku koja omogućava da se složeni, visoko-dimensionalni podaci, koji su prirodno predstavljeni u formi grafova, mapiraju u nizove sa nižom dimenzionalnošću. Ovi nizovi, poznati kao ugrađeni vektori (embeddings), omogućavaju efikasniju primenu različitih algoritama mašinskog učenja na grafovima, jer pojednostavljuju obradu i analizu podataka. Ugrađivanje čvorova se posebno koristi u kontekstu realnih mreža, kao što su društvene mreže, komunikacione mreže, biološke mreže i mnoge druge, gde se čvorovi predstavljaju kao entiteti, a veze između njih kao relacije.</text:p>
      <text:p text:style-name="Text_20_body">Realne mreže se odnose na grafove koji modeluju stvarne sisteme, gde čvorovi predstavljaju pojedince, objekte ili entitete, a ivice između njih odnose, interakcije ili veze. Ove mreže su često velike, heterogene i dinamične, sa karakteristikama poput male prosečne dužine putanje, visoke klasterizacije i raspodele stepena čvorova koja prati potencijalni zakon. Zbog njihove kompleksnosti i veličine, analiza ovih mreža zahteva napredne algoritme koji mogu efikasno da modeluju i analiziraju njihove strukture.</text:p>
      <text:p text:style-name="Text_20_body">Node2Vec je jedan od najpopularnijih algoritama za ugrađivanje čvorova u mrežama. Ovaj algoritam koristi strategiju slučajnog hoda (random walk)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Text_20_body">Međutim, zbog sve većeg obima i složenosti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Distribucija se može postići raznim tehnikama, uključujući podelu grafova po delovima (sharding), paralelizaciju slučajnih hodova i upotrebu distribuiranih sistema za skladištenje i obradu podataka.</text:p>
      <text:p text:style-name="Text_20_body">Ovaj rad istražuje distribuiranu implementaciju Node2Vec algoritma i njegovu primenu na realnim mrežama, sa fokusom na optimizaciju performansi i očuvanje tačnosti ugrađenih vektora u kontekstu velikih, heterogenih grafova.</text:p>
      <text:p text:style-name="P15"/>
      <text:h text:style-name="P5" text:outline-level="3"><text:soft-page-break/>Realne mreže </text:h>
      <text:p text:style-name="P15">Realne mreže predstavljaju složene grafove koji modeluju stvarne sisteme i fenomene. U ovim mrežama, čvorovi predstavljaju entitete, kao što su pojedinci, organizacije, ili molekuli, dok ivice između čvorova predstavljaju odnose, interakcije ili veze između tih entiteta. Ove mreže su prisutne u mnogim oblastima i imaju širok spektar primena.</text:p>
      <text:h text:style-name="Heading_20_4" text:outline-level="4">Primeri Realnih Mreža</text:h>
      <text:list text:style-name="L1">
        <text:list-item>
          <text:p text:style-name="P16"><text:span text:style-name="Strong_20_Emphasis">Društvene Mreže:</text:span> U društvenim mrežama, kao što su Facebook ili Twitter, čvorovi predstavljaju pojedince, a ivice predstavljaju prijateljstva, praćenja ili druge vrste interakcija među korisnicima. Ove mreže su često velike i dinamične, sa milijardama čvorova i ivica.</text:p>
        </text:list-item>
        <text:list-item>
          <text:p text:style-name="P16"><text:span text:style-name="Strong_20_Emphasis">Biološke Mreže:</text:span> U biološkim mrežama, kao što su mreže proteinskih interakcija ili genske regulacije, čvorovi predstavljaju proteine ili gene, dok ivice označavaju fizičke ili funkcionalne interakcije između njih. Ove mreže su ključne za razumevanje bioloških procesa i mehanizama bolesti.</text:p>
        </text:list-item>
        <text:list-item>
          <text:p text:style-name="P16"><text:span text:style-name="Strong_20_Emphasis">Komunikacione Mreže:</text:span> U telekomunikacionim mrežama, čvorovi mogu predstavljati telefone ili računare, dok ivice označavaju komunikacione linije ili protoke podataka između uređaja. Ove mreže su osnova za moderne komunikacione sisteme i internet.</text:p>
        </text:list-item>
        <text:list-item>
          <text:p text:style-name="P16"><text:span text:style-name="Strong_20_Emphasis">Transportne Mreže:</text:span> U transportnim mrežama, kao što su avio linije ili mreže puteva, čvorovi predstavljaju aerodrome ili raskrsnice, dok ivice predstavljaju direktne letove ili puteve između tih tačaka.</text:p>
        </text:list-item>
      </text:list>
      <text:h text:style-name="Heading_20_4" text:outline-level="4">Osobine Realnih Mreža</text:h>
      <text:p text:style-name="Text_20_body">Realne mreže pokazuju niz karakterističnih osobina koje ih razlikuju od nasumičnih grafova:</text:p>
      <text:list text:style-name="L2">
        <text:list-item>
          <text:p text:style-name="P17"><text:span text:style-name="Strong_20_Emphasis">Zajednice (Komuniteti):</text:span> Zajednice predstavljaju grupe čvorova koje su međusobno gušće povezane nego sa ostatkom mreže. Na primer, u društvenim mrežama, zajednice mogu odgovarati grupama prijatelja, porodici, ili profesionalnim grupama. Identifikacija zajednica je važna za razumevanje strukture mreže i predviđanje ponašanja unutar nje.</text:p>
        </text:list-item>
        <text:list-item>
          <text:p text:style-name="P17"><text:span text:style-name="Strong_20_Emphasis">Gigantska Komponenta:</text:span> U mnogim realnim mrežama postoji velika, povezana komponenta koja obuhvata veliki deo čvorova. Ova komponenta omogućava da se većina čvorova poveže kroz relativno mali broj koraka, što je karakteristično za mreže sa malim svetom (small-world networks).</text:p>
        </text:list-item>
        <text:list-item>
          <text:p text:style-name="P17"><text:span text:style-name="Strong_20_Emphasis">Habovi:</text:span> Habovi su čvorovi sa neobično visokim stepenom (brojem veza), koji igraju ključnu ulogu u povezivanju mreže. Na primer, u internetu, habovi mogu biti centralni serveri ili popularni web sajtovi koji povezuju veliki broj korisnika. Habovi često predstavljaju kritične tačke u mreži, čije uklanjanje može značajno uticati na povezanost mreže.</text:p>
        </text:list-item>
        <text:list-item>
          <text:p text:style-name="P17"><text:span text:style-name="Strong_20_Emphasis">Raspodela Stepena:</text:span> U mnogim realnim mrežama, raspodela stepena čvorova prati potencijalni zakon, što znači da postoji mnogo čvorova sa malim brojem veza, ali nekoliko čvorova sa velikim brojem veza. Ova karakteristika je poznata kao „skala-bez” (scale-free) osobina i ima važne implikacije za robusnost i otpornost mreže na napade ili kvarove.</text:p>
        </text:list-item>
      </text:list>
      <text:h text:style-name="Heading_20_4" text:outline-level="4"><text:soft-page-break/>Primene Realnih Mreža</text:h>
      <text:p text:style-name="Text_20_body">Realne mreže se koriste u mnogim oblastima za analizu, modeliranje i optimizaciju stvarnih sistema:</text:p>
      <text:list text:style-name="L3">
        <text:list-item>
          <text:p text:style-name="P18"><text:span text:style-name="Strong_20_Emphasis">Društvene Nauke:</text:span> Analiza društvenih mreža omogućava razumevanje dinamike socijalnih interakcija, širenja informacija i formiranja mišljenja.</text:p>
        </text:list-item>
        <text:list-item>
          <text:p text:style-name="P18"><text:span text:style-name="Strong_20_Emphasis">Biologija:</text:span> Biološke mreže pomažu u otkrivanju novih bioloških funkcija, identifikaciji ciljeva za lekove i razumevanju kompleksnih bolesti.</text:p>
        </text:list-item>
        <text:list-item>
          <text:p text:style-name="P18"><text:span text:style-name="Strong_20_Emphasis">Komunikacije i Transport:</text:span> Analiza komunikacionih i transportnih mreža omogućava optimizaciju protoka podataka i robe, poboljšanje otpornosti na prekide i planiranje infrastrukture.</text:p>
        </text:list-item>
        <text:list-item>
          <text:p text:style-name="P18"><text:span text:style-name="Strong_20_Emphasis">Ekonomija i Finansije:</text:span> Mreže trgovine i finansijskih transakcija koriste se za praćenje globalnih ekonomskih kretanja i analizu sistemskih rizika.</text:p>
        </text:list-item>
      </text:list>
      <text:p text:style-name="Text_20_body">Razumevanje osobina realnih mreža i njihovih aplikacija omogućava razvoj sofisticiranih algoritama, poput distribuiranog Node2Vec, koji mogu efikasno obraditi ove složene i velike strukture, omogućavajući dublju analizu i otkrivanje novih uvida.</text:p>
      <text:p text:style-name="P15"/>
      <text:h text:style-name="P5" text:outline-level="3">Embeding čvorova u realnim mrežama</text:h>
      <text:p text:style-name="P15">Ugrađivanje (embedding) čvorova u realnim mrežama je tehnika koja omogućava predstavljanje čvorova kao vektora u prostoru niske dimenzionalnosti, čime se zadržavaju ključne strukturne i semantičke informacije originalne mreže. Ovi vektori mogu se koristiti za niz zadataka, uključujući klasifikaciju, klasterizaciju, predikciju veza, i vizualizaciju kompleksnih mreža. Algoritmi za ugrađivanje su postali veoma značajni u analizi velikih i složenih realnih mreža, jer omogućavaju jednostavniju primenu mašinskog učenja i drugih analitičkih tehnika.</text:p>
      <text:h text:style-name="Heading_20_4" text:outline-level="4">Osobine Algoritama za Ugrađivanje</text:h>
      <text:list text:style-name="L4">
        <text:list-item>
          <text:p text:style-name="P19"><text:span text:style-name="Strong_20_Emphasis">Očuvanje Strukture Mreže:</text:span> Algoritmi za ugrađivanje nastoje da očuvaju različite aspekte strukture mreže, kao što su lokalna i globalna topologija. Lokalna struktura obuhvata odnose između neposrednih suseda čvora, dok globalna struktura obuhvata duge staze i makroskopske karakteristike mreže, poput zajednica i habova.</text:p>
        </text:list-item>
        <text:list-item>
          <text:p text:style-name="P19"><text:span text:style-name="Strong_20_Emphasis">Fleksibilnost:</text:span> Algoritmi za ugrađivanje mogu se prilagoditi različitim tipovima mreža i različitim ciljevima analize. Na primer, neki algoritmi mogu se prilagoditi da više naglašavaju lokalne karakteristike mreže, dok drugi mogu više naglašavati globalne karakteristike.</text:p>
        </text:list-item>
        <text:list-item>
          <text:p text:style-name="P19"><text:span text:style-name="Strong_20_Emphasis">Skalabilnost:</text:span> S obzirom na veličinu realnih mreža, algoritmi za ugrađivanje moraju biti dovoljno efikasni da obrade grafove sa milionima ili čak milijardama čvorova i ivica. Ova skalabilnost često zahteva optimizovane implementacije, kao i mogućnost distribucije algoritma na više računarskih čvorova.</text:p>
        </text:list-item>
        <text:list-item>
          <text:p text:style-name="P19"><text:span text:style-name="Strong_20_Emphasis">Dimenzionalnost Vektora:</text:span> Dimenzionalnost ugrađenih vektora obično se bira tako da balansira između tačnosti i efikasnosti. Niže dimenzije omogućavaju bržu obradu i manji <text:soft-page-break/>prostor za skladištenje, ali mogu dovesti do gubitka informacija. Više dimenzije bolje čuvaju strukturalne informacije, ali su skuplje u smislu resursa.</text:p>
        </text:list-item>
        <text:list-item>
          <text:p text:style-name="P19"><text:span text:style-name="Strong_20_Emphasis">Sposobnost Generalizacije:</text:span> Ugrađeni vektori trebali bi da generalizuju tako da omogućavaju primenu modela na čvorovima koji nisu bili prisutni u toku treninga ili na delovima mreže koji nisu direktno obuhvaćeni u inicijalnom treningu.</text:p>
        </text:list-item>
      </text:list>
      <text:h text:style-name="Heading_20_4" text:outline-level="4">Primena Algoritama za Ugrađivanje u Realnim Mrežama</text:h>
      <text:list text:style-name="L5">
        <text:list-item>
          <text:p text:style-name="P20"><text:span text:style-name="Strong_20_Emphasis">Klasifikacija Čvorova:</text:span> Ugrađeni vektori mogu se koristiti za klasifikaciju čvorova na osnovu njihovih strukturalnih i semantičkih karakteristika. Na primer, u društvenim mrežama, algoritmi mogu klasifikovati korisnike prema interesovanjima, demografiji ili ponašanju.</text:p>
        </text:list-item>
        <text:list-item>
          <text:p text:style-name="P20"><text:span text:style-name="Strong_20_Emphasis">Detekcija Zajednica:</text:span> Algoritmi za ugrađivanje mogu identifikovati zajednice unutar mreže tako što će grupisati slične čvorove zajedno u prostoru vektora. Ovo je korisno za razumevanje socijalnih struktura, optimizaciju mreža ili identifikaciju ključnih čvorova.</text:p>
        </text:list-item>
        <text:list-item>
          <text:p text:style-name="P20"><text:span text:style-name="Strong_20_Emphasis">Predikcija Veza:</text:span> Jedna od ključnih primena ugrađivanja je predikcija novih ili nedostajućih veza u mreži. Na primer, u društvenim mrežama, algoritmi mogu preporučiti nove prijatelje ili kontakte na osnovu sličnosti u ugrađenim prostorima.</text:p>
        </text:list-item>
        <text:list-item>
          <text:p text:style-name="P20"><text:span text:style-name="Strong_20_Emphasis">Vizualizacija Mreže:</text:span> Smanjenjem dimenzionalnosti podataka, ugrađeni vektori omogućavaju vizualizaciju složenih mreža na način koji je razumljiv i interpretabilan. Ove vizualizacije pomažu istraživačima i analitičarima da otkriju skrivene obrasce ili anomalije u mreži.</text:p>
        </text:list-item>
        <text:list-item>
          <text:p text:style-name="P20"><text:span text:style-name="Strong_20_Emphasis">Preporučivanje:</text:span> U sistemima za preporučivanje, ugrađeni vektori mogu se koristiti za preporuku proizvoda, sadržaja ili kontakata na osnovu sličnosti između korisnika ili između korisnika i sadržaja. Na primer, u e-trgovini, algoritmi mogu preporučiti proizvode koje korisnici verovatno žele da kupe.</text:p>
        </text:list-item>
        <text:list-item>
          <text:p text:style-name="P20"><text:span text:style-name="Strong_20_Emphasis">Analiza Robusnosti i Otpornosti:</text:span> Ugrađivanje omogućava analizu robusnosti mreža na napade ili kvarove, identifikacijom kritičnih čvorova ili veza čije uklanjanje može značajno uticati na povezanost mreže. Ovo je ključno za planiranje i dizajn otpornijih mreža.</text:p>
        </text:list-item>
      </text:list>
      <text:h text:style-name="Heading_20_4" text:outline-level="4">Popularni Algoritmi za Ugrađivanje</text:h>
      <text:list text:style-name="L6">
        <text:list-item>
          <text:p text:style-name="P21"><text:span text:style-name="Strong_20_Emphasis">Node2Vec:</text:span> Kao jedan od najpopularnijih algoritama, Node2Vec koristi slučajne hodove (random walks) kroz mrežu kako bi generisao sekvence čvorova koje se koriste za trening modela ugrađivanja. Node2Vec balansira između očuvanja lokalne i globalne strukture mreže, omogućavajući fleksibilnost u različitim aplikacijama.</text:p>
        </text:list-item>
        <text:list-item>
          <text:p text:style-name="P21"><text:span text:style-name="Strong_20_Emphasis">DeepWalk:</text:span> Ovaj algoritam je sličan Node2Vec, ali koristi jednostavnije slučajne hodove. DeepWalk je pionirski pristup u korišćenju tehnika ugrađivanja na mrežama i inspirisao je mnoge druge algoritme.</text:p>
        </text:list-item>
        <text:list-item>
          <text:p text:style-name="P21"><text:span text:style-name="Strong_20_Emphasis">LINE:</text:span> Algoritam LINE (Large-scale Information Network Embedding) je dizajniran za skalabilno ugrađivanje velikih mreža, i omogućava očuvanje prvog i drugog reda susedstva čvorova, čime zadržava i lokalne i globalne strukturne informacije.</text:p>
        </text:list-item>
        <text:list-item>
          <text:p text:style-name="P21"><text:soft-page-break/><text:span text:style-name="Strong_20_Emphasis">GraphSAGE:</text:span> Ovaj algoritam koristi metod učenja sa uzorkovanjem susednih čvorova i agregiranjem njihovih atributa kako bi generisao ugrađene vektore, omogućavajući efikasniju primenu na dinamičnim i heterogenim mrežama.</text:p>
        </text:list-item>
      </text:list>
      <text:p text:style-name="Text_20_body">Primena ovih algoritama u realnim mrežama omogućava ne samo dublje razumevanje struktura i dinamike mreža, već i razvoj inovativnih rešenja za probleme u različitim domenima, od društvenih nauka i biologije, do komunikacija, transporta i ekonomije.</text:p>
      <text:p text:style-name="P15"/>
      <text:h text:style-name="P5" text:outline-level="3">Distribuirani algoritmi i dekompozicija problema</text:h>
      <text:p text:style-name="P15">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h text:style-name="Heading_20_4" text:outline-level="4">Osobine Distribuiranih Sistema</text:h>
      <text:list text:style-name="L7">
        <text:list-item>
          <text:p text:style-name="P22"><text:span text:style-name="Strong_20_Emphasis">Skalabilnost:</text:span> Distribuirani sistemi mogu lako skalirati obim obrade dodavanjem novih čvorova. Ovo je posebno važno za aplikacije koje zahtevaju obradu velikih količina podataka ili resursno intenzivne procese.</text:p>
        </text:list-item>
        <text:list-item>
          <text:p text:style-name="P22"><text:span text:style-name="Strong_20_Emphasis">Otpornost na Greške:</text:span> Zbog svoje prirode, distribuirani sistemi su robusniji i otporniji na greške. Ako jedan čvor ne uspe ili dođe do problema, drugi čvorovi mogu preuzeti zadatke, čime se osigurava kontinuitet operacija.</text:p>
        </text:list-item>
        <text:list-item>
          <text:p text:style-name="P22"><text:span text:style-name="Strong_20_Emphasis">Podela Opterećenja:</text:span> Distribuirani sistemi omogućavaju ravnomernu raspodelu opterećenja među različitim čvorovima, čime se smanjuje rizik od zagušenja i poboljšava efikasnost obrade.</text:p>
        </text:list-item>
        <text:list-item>
          <text:p text:style-name="P22"><text:span text:style-name="Strong_20_Emphasis">Heterogenost:</text:span> Čvorovi u distribuiranom sistemu mogu biti različitih tipova, sa različitim operativnim sistemima, hardverskim konfiguracijama ili aplikacijama. Uprkos tome, oni mogu raditi zajedno na istom zadatku.</text:p>
        </text:list-item>
      </text:list>
      <text:h text:style-name="Heading_20_4" text:outline-level="4">Distribuirani Algoritmi</text:h>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8">
        <text:list-item>
          <text:p text:style-name="P23"><text:span text:style-name="Strong_20_Emphasis">Paralelizacija:</text:span> Distribuirani algoritmi paralelno obrađuju delove problema na različitim čvorovima, čime se značajno smanjuje vreme potrebno za rešavanje problema.</text:p>
        </text:list-item>
        <text:list-item>
          <text:p text:style-name="P23"><text:soft-page-break/><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23"><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h text:style-name="Heading_20_4" text:outline-level="4">Dekompozicija Problema u Distribuiranim Sistemima</text:h>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9">
        <text:list-item>
          <text:p text:style-name="P24"><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24"><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24"><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h text:style-name="Heading_20_4" text:outline-level="4">Dekompozicija Problema i Distribuirani Node2Vec Algoritam</text:h>
      <text:p text:style-name="Text_20_body">U kontekstu ovog rada, distribuirani Node2Vec algoritam koristi dekompoziciju problema kako bi omogućio skalabilno ugrađivanje čvorova u realnim mrežama. Node2Vec algoritam se može paralelizovati na nekoliko načina:</text:p>
      <text:list text:style-name="L10">
        <text:list-item>
          <text:p text:style-name="P25"><text:span text:style-name="Strong_20_Emphasis">Dekompozicija Mreže (Grafova):</text:span> Graf se može podeliti na manje podgrafove ili segmente, gde svaki čvor u distribuiranom sistemu obrađuje jedan deo mreže. Ovo omogućava da se mreža velike veličine analizira efikasno, bez potrebe za centralizovanim resursima koji bi bili preopterećeni.</text:p>
        </text:list-item>
        <text:list-item>
          <text:p text:style-name="P25"><text:span text:style-name="Strong_20_Emphasis">Paralelni Slučajni Hodovi (Random Walks):</text:span> Distribuirani čvorovi mogu paralelno izvoditi slučajne hodove po grafu, generišući sekvence čvorova za trening modela ugrađivanja. Ovaj pristup značajno ubrzava proces učenja, jer omogućava da se više hodova izvodi simultano, koristeći resurse različitih čvorova.</text:p>
        </text:list-item>
        <text:list-item>
          <text:p text:style-name="P25"><text:span text:style-name="Strong_20_Emphasis">Skalabilno Treniranje:</text:span> Nakon generisanja sekvenci, proces treniranja modela može biti distribuiran tako da svaki čvor trenira deo modela, koji se zatim agregira u centralizovani ili decentralizovani model. Ova tehnika smanjuje vreme potrebno za treniranje i omogućava rad sa velikim grafovima.</text:p>
        </text:list-item>
      </text:list>
      <text:p text:style-name="Text_20_body">Distribuirani Node2Vec algoritam, zahvaljujući dekompoziciji problema, omogućava da se složeni zadaci ugrađivanja čvorova u realnim mrežama rešavaju efikasno i skalabilno. Ovaj pristup je posebno <text:soft-page-break/>koristan u primeni na mrežama sa velikim brojem čvorova i ivica, kao što su društvene mreže ili biološke mreže, gde klasični, centralizovani algoritmi ne bi bili dovoljno efikasni. Na ovaj način, distribuirani algoritmi ne samo da omogućavaju analizu većih mreža, već i ubrzavaju vreme obrade, čineći primene ugrađivanja u realnim mrežama dostupnijim i praktičnijim.</text:p>
      <text:h text:style-name="P4" text:outline-level="2">Prethodni radovi</text:h>
      <text:p text:style-name="P14">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p>
      <text:p text:style-name="Text_20_body">Jedan od ključnih radova u ovoj oblasti je rad Grover i Leskoveca (2016) koji uvode <text:span text:style-name="Strong_20_Emphasis">Node2Vec</text:span> algoritam, koji je postao standard za ugrađivanje čvorova u mrežama. Node2Vec koristi slučajne hodove sa pristrasnošću kako bi generisao sekvence čvorova koje se koriste za treniranje modela ugrađivanja, omogućavajući očuvanje strukturnih i semantičkih informacija iz mreže. Ovaj rad je posebno značajan jer se bavi problemom skalabilnosti algoritma, ali se u velikoj meri oslanja na centralizovanu obradu, što ograničava njegovu primenu na veoma velike mreže.</text:p>
      <text:p text:style-name="Text_20_body">Lombardo i Poggi (2019) predstavljaju <text:span text:style-name="Strong_20_Emphasis">distribuiranu verziju Node2Vec algoritma</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Text_20_body">Dalje, rad Fang i saradnika (2023) istražuje <text:span text:style-name="Strong_20_Emphasis">distribuirano ugrađivanje grafova sa informaciono-orijentisanim slučajnim hodovima</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Text_20_body">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P14"/>
      <text:h text:style-name="P2" text:outline-level="1">Metode i implementacija</text:h>
      <text:h text:style-name="P4" text:outline-level="2">Particionisanje mreže </text:h>
      <text:p text:style-name="P15">Particionisanje grafova predstavlja ključnu tehniku u analizi velikih mreža, posebno u kontekstu distribuiranih sistema, gde je važno efikasno raspodeliti delove grafova među različitim čvorovima sistema. U ovom radu, particionisanje se koristi kao pripremna faza za distribuiranu primenu Node2Vec algoritma, čime se omogućava paralelna obrada različitih delova mreže.</text:p>
      <text:p text:style-name="Text_20_body"><text:soft-page-break/>U ovom pristupu, particionisanje grafova je realizovano korišćenjem <text:span text:style-name="Strong_20_Emphasis">LFM (Label Propagation Method)</text:span> algoritma, koji je implementiran u okviru CDlib biblioteke za otkrivanje zajednica u grafovima. LFM je izabran zbog svoje efikasnosti u detekciji zajednica, što je posebno korisno kada je potrebno podeliti graf na manje, semantički koherentne delove.</text:p>
      <text:p text:style-name="Text_20_body">Nakon detekcije zajednica, koristi se metod iz modula <text:span text:style-name="Source_20_Text">binpacking</text:span> za balansiranje veličine particija. Konkretno, koristi se funkcija <text:span text:style-name="Source_20_Text">to_constant_bin_number</text:span>, koja grupiše zajednice u određeni broj particija, tako da svaka particija ima približno jednak broj elemenata. Ovaj pristup omogućava ravnomernu raspodelu opterećenja među čvorovima u distribuiranom sistemu, što je ključno za održavanje efikasnosti i skalabilnosti sistema.</text:p>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p text:style-name="P15"/>
      <text:h text:style-name="P4" text:outline-level="2">Implementacija distribuiranog sistema i arhitekturalne odluke</text:h>
      <text:p text:style-name="P15">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3" text:outline-level="3">Kontrola i Upravljanje Klasterom</text:h>
      <text:p text:style-name="Text_20_body">Za kontrolu i upravljanje stanjem klastera, kao i za implementaciju mehanizma za izbor lidera (leader election), koristi se <text:span text:style-name="Strong_20_Emphasis">Apache Zookeeper</text:span>. Zookeeper je distribuirani servis za koordinaciju, koji pruža mogućnosti kao što su sinhronizacija podataka, upravljanje konfiguracijom i usluge imenovanja.</text:p>
      <text:h text:style-name="Heading_20_4" text:outline-level="4">Leader Election</text:h>
      <text:p text:style-name="Text_20_body">U kontekstu ovog rada, Zookeeper se koristi za <text:span text:style-name="Strong_20_Emphasis">leader electio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Text_20_body">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Text_20_body"><text:soft-page-break/>Ako lider postane nedostupan (zbog kvara ili isključenja), Zookeeper automatski izvršava novi izbor lidera među preostalim aktivnim čvorovima. Ova funkcionalnost osigurava visoku dostupnost i otpornost sistema na greške, što je ključno za rad distribuiranog sistema.</text:p>
      <text:h text:style-name="Heading_20_3" text:outline-level="3">Komunikacija i Raspodela Zadataka</text:h>
      <text:p text:style-name="Text_20_body">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Text_20_body">Ova arhitektura omogućava ne samo skalabilnost sistema, već i robusnost u radu sa velikim i složenim mrežama, omogućavajući da se različiti delovi mreže obrađuju paralelno na različitim čvorovima. Zajedno sa Zookeeper-om, koji osigurava pouzdanost i koordinaciju, sistem pruža stabilnu osnovu za rad distribuiranog Node2Vec algoritma na realnim grafovima.</text:p>
      <text:h text:style-name="P4" text:outline-level="2">Embeding čvorova </text:h>
      <text:p text:style-name="P15">Node2Vec algoritam je osmišljen kao tehnika za ugrađivanje (embedding) čvorova u mrežama u nizove sa nižom dimenzionalnošću, zadržavajući strukturne i semantičke karakteristike originalne mreže. Ova implementacija Node2Vec algoritma koristi metodu slučajnog hoda sa pristrasnošću kako bi generisala nizove čvorova koji će služiti kao ulazni podaci za treniranje modela ugrađivanja.</text:p>
      <text:h text:style-name="Heading_20_4" text:outline-level="4">Parametri i Inicijalizacija</text:h>
      <text:p text:style-name="Text_20_body">Algoritam je parametarski fleksibilan, omogućavajući korisnicima da podešavaju dimenzionalnost ugrađenih vektora, dužinu slučajnog hoda, broj hodova po čvoru, veličinu prozora za kontekst tokom treniranja, broj epoha, kao i parametre <text:span text:style-name="Source_20_Text">p</text:span> i <text:span text:style-name="Source_20_Text">q</text:span> koji kontrolišu pristrasnost u slučajnim hodovima. Parametar <text:span text:style-name="Source_20_Text">p</text:span> utiče na verovatnoću vraćanja na prethodni čvor, dok <text:span text:style-name="Source_20_Text">q</text:span> kontroliše tendenciju istraživanja dalje od trenutnog čvora. Dodatno, korisnik može podesiti stopu učenja, broj negativnih uzoraka i seme za generisanje slučajnih brojeva radi reproduktivnosti rezultata.</text:p>
      <text:h text:style-name="Heading_20_4" text:outline-level="4">Slučajni Hodovi</text:h>
      <text:p text:style-name="Text_20_body">Osnovni deo algoritma sastoji se od generisanja slučajnih hodova po grafu. Slučajni hod počinje od nasumično izabranog čvora u mreži. Za svaki hod, sledeći čvor se bira na osnovu pristrasne verovatnoće koja zavisi od udaljenosti od prethodnog čvora i težina na ivicama koje povezuju čvorove. Ova pristrasnost omogućava algoritmu da balansira između lokalnog istraživanja (putovanja između susednih čvorova) i globalnog istraživanja (putovanja ka udaljenijim čvorovima), čime se obezbeđuje očuvanje i lokalnih i globalnih strukturalnih karakteristika mreže.</text:p>
      <text:h text:style-name="Heading_20_4" text:outline-level="4">Trening Modela</text:h>
      <text:p text:style-name="Text_20_body">Nakon što su generisani slučajni hodovi, oni se transformišu u sekvence koje se koriste za treniranje modela ugrađivanja. U ovom slučaju, model trenira nizove koristeći algoritam sličan Word2Vec, koji je prilagođen za rad sa grafovima. Cilj ovog treninga je da se nauče vektorski prikazi čvorova u niskodimenzionalnom prostoru, tako da čvorovi koji su strukturno slični u mreži imaju slične ugrađene vektore.</text:p>
      <text:p text:style-name="Text_20_body"><text:soft-page-break/>Model koristi tehnike negativnog uzorkovanja (negative sampling) kako bi se poboljšala efikasnost treninga, smanjujući troškove računanja pri obrađivanju velikih mreža. Stopa učenja i broj epoha podešavaju se kako bi se osigurala konvergencija modela i postizanje optimalnih vektorskih prikaza.</text:p>
      <text:h text:style-name="Heading_20_4" text:outline-level="4">Dobijanje Ugrađenih Vektora</text:h>
      <text:p text:style-name="Text_20_body">Nakon treninga, vektorski prikazi čvorova postaju dostupni i mogu se koristiti za različite zadatke analize mreža, kao što su klasifikacija čvorova, detekcija zajednica, predikcija veza, i vizualizacija mreže. Svakom čvoru u mreži dodeljen je njegov odgovarajući ugrađeni vektor, a korisnici mogu lako dobiti vektore za pojedinačne čvorove ili grupe čvorova.</text:p>
      <text:p text:style-name="Text_20_body">Ova implementacija omogućava rad sa velikim mrežama i nudi fleksibilnost u prilagođavanju parametara, čineći je pogodnom za širok spektar primena u analizi složenih mreža.</text:p>
      <text:p text:style-name="P15"/>
      <text:h text:style-name="P4" text:outline-level="2">Specifikacija protokola za komunikaciju računara unutar klastera</text:h>
      <text:h text:style-name="P8" text:outline-level="4">1. <text:span text:style-name="Strong_20_Emphasis">create_graph</text:span></text:h>
      <text:p text:style-name="Text_20_body"><text:span text:style-name="Strong_20_Emphasis">Parametri:</text:span></text:p>
      <text:list text:style-name="L11">
        <text:list-item>
          <text:p text:style-name="P26"><text:span text:style-name="Source_20_Text">name</text:span> (str): Naziv grafa koji će biti kreiran.</text:p>
        </text:list-item>
      </text:list>
      <text:p text:style-name="Text_20_body"><text:span text:style-name="Strong_20_Emphasis">Funkcionalnost:</text:span> Ova metoda kreira novi prazan graf sa datim nazivom i čuva ga na disku. Ako trenutni čvor u klasteru nije lider, metoda poziva udaljeni postupak na lideru koji će obaviti stvaranje grafa. Graf se inicijalno čuva u GML formatu u direktorijumu specificiranom putem okruženja.</text:p>
      <text:h text:style-name="Heading_20_4" text:outline-level="4">2. <text:span text:style-name="Strong_20_Emphasis">add_vertex</text:span></text:h>
      <text:p text:style-name="Text_20_body"><text:span text:style-name="Strong_20_Emphasis">Parametri:</text:span></text:p>
      <text:list text:style-name="L12">
        <text:list-item>
          <text:p text:style-name="P28"><text:span text:style-name="Source_20_Text">graph_name</text:span> (str): Naziv grafa u koji se dodaje novi čvor.</text:p>
        </text:list-item>
        <text:list-item>
          <text:p text:style-name="P27"><text:span text:style-name="Source_20_Text">vertex_name</text:span> (str): Naziv čvora koji se dodaje u graf.</text:p>
        </text:list-item>
      </text:list>
      <text:p text:style-name="Text_20_body"><text:span text:style-name="Strong_20_Emphasis">Funkcionalnost:</text:span> Ova metoda dodaje novi čvor u postojeći graf. Ako trenutni čvor nije lider, poziva se udaljeni postupak na lideru da bi se čvor dodao u graf. Ažurirani graf se zatim ponovo čuva na disku.</text:p>
      <text:h text:style-name="Heading_20_4" text:outline-level="4">3. <text:span text:style-name="Strong_20_Emphasis">add_edge</text:span></text:h>
      <text:p text:style-name="Text_20_body"><text:span text:style-name="Strong_20_Emphasis">Parametri:</text:span></text:p>
      <text:list text:style-name="L13">
        <text:list-item>
          <text:p text:style-name="P30"><text:span text:style-name="Source_20_Text">graph_name</text:span> (str): Naziv grafa u koji se dodaje nova ivica.</text:p>
        </text:list-item>
        <text:list-item>
          <text:p text:style-name="P30"><text:span text:style-name="Source_20_Text">vertex1</text:span> (str): Naziv prvog čvora.</text:p>
        </text:list-item>
        <text:list-item>
          <text:p text:style-name="P29"><text:span text:style-name="Source_20_Text">vertex2</text:span> (str): Naziv drugog čvora.</text:p>
        </text:list-item>
      </text:list>
      <text:p text:style-name="Text_20_body"><text:span text:style-name="Strong_20_Emphasis">Funkcionalnost:</text:span> Metoda dodaje novu ivicu između dva postojeća čvora u grafu. Ako trenutni čvor nije lider, poziva se udaljeni postupak na lideru da bi se ivica dodala u graf, a zatim se graf ažurira i čuva na disku.</text:p>
      <text:h text:style-name="Heading_20_4" text:outline-level="4"><text:soft-page-break/>4. <text:span text:style-name="Strong_20_Emphasis">partition_graph</text:span></text:h>
      <text:p text:style-name="Text_20_body"><text:span text:style-name="Strong_20_Emphasis">Parametri:</text:span></text:p>
      <text:list text:style-name="L14">
        <text:list-item>
          <text:p text:style-name="P31"><text:span text:style-name="Source_20_Text">graph_name</text:span> (str): Naziv grafa koji treba da se particioniše.</text:p>
        </text:list-item>
      </text:list>
      <text:p text:style-name="Text_20_body"><text:span text:style-name="Strong_20_Emphasis">Funkcionalnost:</text:span> Ova metoda particioniše graf u nekoliko manjih podgrafova, gde broj particija odgovara broju čvorova u klasteru. Ako trenutni čvor nije lider, metoda poziva udaljeni postupak na lideru da bi obavio particionisanje. Rezultati particionisanja se čuvaju kao zasebni grafovi na disku.</text:p>
      <text:h text:style-name="Heading_20_4" text:outline-level="4">5. <text:span text:style-name="Strong_20_Emphasis">get_partition</text:span></text:h>
      <text:p text:style-name="Text_20_body"><text:span text:style-name="Strong_20_Emphasis">Parametri:</text:span></text:p>
      <text:list text:style-name="L15">
        <text:list-item>
          <text:p text:style-name="P33"><text:span text:style-name="Source_20_Text">graph_name</text:span> (str): Naziv originalnog grafa.</text:p>
        </text:list-item>
        <text:list-item>
          <text:p text:style-name="P32"><text:span text:style-name="Source_20_Text">partition_num</text:span> (int): Redni broj particije koju treba dobiti.</text:p>
        </text:list-item>
      </text:list>
      <text:p text:style-name="Text_20_body"><text:span text:style-name="Strong_20_Emphasis">Funkcionalnost:</text:span> Ova metoda vraća informacije o određenoj particiji grafa, uključujući ime particije, putanju do nje na disku, kao i spisak čvorova i ivica u particiji. Ako trenutni čvor nije lider, poziva se udaljeni postupak na lideru da bi se dobila tražena particija.</text:p>
      <text:h text:style-name="Heading_20_4" text:outline-level="4">6. <text:span text:style-name="Strong_20_Emphasis">get_embedding</text:span></text:h>
      <text:p text:style-name="Text_20_body"><text:span text:style-name="Strong_20_Emphasis">Parametri:</text:span></text:p>
      <text:list text:style-name="L16">
        <text:list-item>
          <text:p text:style-name="P35"><text:span text:style-name="Source_20_Text">graph_name</text:span> (str): Naziv grafa za koji se kreira ugrađivanje.</text:p>
        </text:list-item>
        <text:list-item>
          <text:p text:style-name="P34"><text:span text:style-name="Source_20_Text">dim</text:span> (int, default=128): Dimenzionalnost vektora za ugrađivanje.</text:p>
        </text:list-item>
      </text:list>
      <text:p text:style-name="Text_20_body"><text:span text:style-name="Strong_20_Emphasis">Funkcionalnost:</text:span> Ova metoda generiše ugrađene vektore (embeddings) za čvorove u particiji grafa koja pripada trenutnom čvoru. Metoda koristi Node2Vec algoritam za kreiranje ugrađenih vektora, koji se mogu koristiti za različite analize mreže. Ako trenutni čvor nije lider, metoda poziva udaljeni postupak na lideru da obavi proces ugrađivanja.</text:p>
      <text:h text:style-name="Heading_20_4" text:outline-level="4">7. <text:span text:style-name="Strong_20_Emphasis">get_vertices</text:span></text:h>
      <text:p text:style-name="Text_20_body"><text:span text:style-name="Strong_20_Emphasis">Parametri:</text:span></text:p>
      <text:list text:style-name="L17">
        <text:list-item>
          <text:p text:style-name="P36"><text:span text:style-name="Source_20_Text">graph_name</text:span> (str): Naziv grafa iz kojeg se dobija spisak čvorova.</text:p>
        </text:list-item>
      </text:list>
      <text:p text:style-name="Text_20_body"><text:span text:style-name="Strong_20_Emphasis">Funkcionalnost:</text:span> Ova metoda vraća spisak svih čvorova u grafu. Ako trenutni čvor nije lider, poziva se udaljeni postupak na lideru da bi se dobio spisak čvorova.</text:p>
      <text:h text:style-name="Heading_20_4" text:outline-level="4">8. <text:span text:style-name="Strong_20_Emphasis">import_karate_club</text:span></text:h>
      <text:p text:style-name="Text_20_body"><text:span text:style-name="Strong_20_Emphasis">Parametri:</text:span></text:p>
      <text:list text:style-name="L18">
        <text:list-item>
          <text:p text:style-name="P37"><text:span text:style-name="Source_20_Text">name</text:span> (str): Naziv grafa u koji se importuje Karate Club dataset.</text:p>
        </text:list-item>
      </text:list>
      <text:p text:style-name="Text_20_body"><text:span text:style-name="Strong_20_Emphasis">Funkcionalnost:</text:span> Ova metoda importuje standardni skup podataka Karate Club kao novi graf sa datim nazivom. Ako trenutni čvor nije lider, poziva se udaljeni postupak na lideru da obavi import.</text:p>
      <text:h text:style-name="Heading_20_4" text:outline-level="4"><text:soft-page-break/>9. <text:span text:style-name="Strong_20_Emphasis">get_leader</text:span></text:h>
      <text:p text:style-name="Text_20_body"><text:span text:style-name="Strong_20_Emphasis">Parametri:</text:span></text:p>
      <text:list text:style-name="L19">
        <text:list-item>
          <text:p text:style-name="P38">Nema.</text:p>
        </text:list-item>
      </text:list>
      <text:p text:style-name="Text_20_body"><text:span text:style-name="Strong_20_Emphasis">Funkcionalnost:</text:span> Ova metoda vraća trenutnog lidera u klasteru. Informacija o lideru je ključna za koordinaciju aktivnosti u distribuiranom sistemu.</text:p>
      <text:h text:style-name="Heading_20_4" text:outline-level="4">10. <text:span text:style-name="Strong_20_Emphasis">zk</text:span></text:h>
      <text:p text:style-name="Text_20_body"><text:span text:style-name="Strong_20_Emphasis">Parametri:</text:span></text:p>
      <text:list text:style-name="L20">
        <text:list-item>
          <text:p text:style-name="P39">Nema.</text:p>
        </text:list-item>
      </text:list>
      <text:p text:style-name="Text_20_body"><text:span text:style-name="Strong_20_Emphasis">Funkcionalnost:</text:span> Ova metoda pruža informacije o Zookeeper klasteru, uključujući podatke o trenutnom čvoru, lideru, i raspodeli čvorova u klasteru.</text:p>
      <text:h text:style-name="Heading_20_4" text:outline-level="4">11. <text:span text:style-name="Strong_20_Emphasis">process</text:span></text:h>
      <text:p text:style-name="Text_20_body"><text:span text:style-name="Strong_20_Emphasis">Parametri:</text:span></text:p>
      <text:list text:style-name="L21">
        <text:list-item>
          <text:p text:style-name="P41"><text:span text:style-name="Source_20_Text">graph_name</text:span> (str): Naziv grafa koji se obrađuje.</text:p>
        </text:list-item>
        <text:list-item>
          <text:p text:style-name="P40"><text:span text:style-name="Source_20_Text">dim</text:span> (int, default=128): Dimenzionalnost vektora za ugrađivanje.</text:p>
        </text:list-item>
      </text:list>
      <text:p text:style-name="Text_20_body"><text:span text:style-name="Strong_20_Emphasis">Funkcionalnost:</text:span> Ova metoda koordinira proces ugrađivanja na svim čvorovima u klasteru. Lider poziva ovu metodu da pokrene ugrađivanje na svom čvoru i sakupi rezultate sa drugih čvorova, normalizuje ih i vrati konačne vektore.</text:p>
      <text:h text:style-name="Heading_20_4" text:outline-level="4">12. <text:span text:style-name="Strong_20_Emphasis">import_gml</text:span></text:h>
      <text:p text:style-name="Text_20_body"><text:span text:style-name="Strong_20_Emphasis">Parametri:</text:span></text:p>
      <text:list text:style-name="L22">
        <text:list-item>
          <text:p text:style-name="P43"><text:span text:style-name="Source_20_Text">url</text:span> (str): URL GML datoteke koja se importuje.</text:p>
        </text:list-item>
        <text:list-item>
          <text:p text:style-name="P42"><text:span text:style-name="Source_20_Text">graph_name</text:span> (str): Naziv grafa u koji se datoteka importuje.</text:p>
        </text:list-item>
      </text:list>
      <text:p text:style-name="Text_20_body"><text:span text:style-name="Strong_20_Emphasis">Funkcionalnost:</text:span> Ova metoda preuzima GML datoteku sa datog URL-a i kreira graf sa navedenim nazivom. Ako trenutni čvor nije lider, metoda poziva udaljeni postupak na lideru da obavi import.</text:p>
      <text:h text:style-name="Heading_20_4" text:outline-level="4">13. <text:span text:style-name="Strong_20_Emphasis">download_gml</text:span></text:h>
      <text:p text:style-name="Text_20_body"><text:span text:style-name="Strong_20_Emphasis">Parametri:</text:span></text:p>
      <text:list text:style-name="L23">
        <text:list-item>
          <text:p text:style-name="P45"><text:span text:style-name="Source_20_Text">dataset_name</text:span> (str): Naziv dataset-a/grafa koji se preuzima.</text:p>
        </text:list-item>
        <text:list-item>
          <text:p text:style-name="P44"><text:span text:style-name="Source_20_Text">source</text:span> (str, default="snap"): Izvor preuzimanja (npr. "snap", "konect", ili "network_repository").</text:p>
        </text:list-item>
      </text:list>
      <text:p text:style-name="Text_20_body"><text:span text:style-name="Strong_20_Emphasis">Funkcionalnost:</text:span> Ova metoda preuzima GML datoteku sa specifikovanog izvora i importuje je kao graf sa zadatim nazivom. Ako trenutni čvor nije lider, poziva se udaljeni postupak na lideru da obavi preuzimanje i import.</text:p>
      <text:h text:style-name="Heading_20_4" text:outline-level="4"><text:soft-page-break/>14. <text:span text:style-name="Strong_20_Emphasis">generate_graph</text:span></text:h>
      <text:p text:style-name="Text_20_body"><text:span text:style-name="Strong_20_Emphasis">Parametri:</text:span></text:p>
      <text:list text:style-name="L24">
        <text:list-item>
          <text:p text:style-name="P47"><text:span text:style-name="Source_20_Text">graph_name</text:span> (str): Naziv generisanog grafa.</text:p>
        </text:list-item>
        <text:list-item>
          <text:p text:style-name="P47"><text:span text:style-name="Source_20_Text">n</text:span> (int): Broj čvorova u grafu.</text:p>
        </text:list-item>
        <text:list-item>
          <text:p text:style-name="P47"><text:span text:style-name="Source_20_Text">p</text:span> (float): Verovatnoća ivica unutar zajednica.</text:p>
        </text:list-item>
        <text:list-item>
          <text:p text:style-name="P47"><text:span text:style-name="Source_20_Text">q</text:span> (float): Verovatnoća ivica između zajednica.</text:p>
        </text:list-item>
        <text:list-item>
          <text:p text:style-name="P46"><text:span text:style-name="Source_20_Text">c</text:span> (int): Broj zajednica.</text:p>
        </text:list-item>
      </text:list>
      <text:p text:style-name="Text_20_body"><text:span text:style-name="Strong_20_Emphasis">Funkcionalnost:</text:span> Ova metoda generiše graf sa zasađenim zajednicama (planted partition graph) koristeći zadate parametre i čuva ga na disku. Ako trenutni čvor nije lider, poziva se udaljeni postupak na lideru da obavi generisanje grafa.</text:p>
      <text:h text:style-name="Heading_20_4" text:outline-level="4">15. <text:span text:style-name="Strong_20_Emphasis">list</text:span></text:h>
      <text:p text:style-name="Text_20_body"><text:span text:style-name="Strong_20_Emphasis">Parametri:</text:span></text:p>
      <text:list text:style-name="L25">
        <text:list-item>
          <text:p text:style-name="P48">Nema.</text:p>
        </text:list-item>
      </text:list>
      <text:p text:style-name="Text_20_body"><text:span text:style-name="Strong_20_Emphasis">Funkcionalnost:</text:span> Ova metoda vraća spisak svih grafova koji su sačuvani na disku. Ako trenutni čvor nije lider, metoda poziva udaljeni postupak na lideru da obavi pretragu grafova.</text:p>
      <text:h text:style-name="Heading_20_4" text:outline-level="4">16. <text:span text:style-name="Strong_20_Emphasis">upload_gml</text:span></text:h>
      <text:p text:style-name="Text_20_body"><text:span text:style-name="Strong_20_Emphasis">Parametri:</text:span></text:p>
      <text:list text:style-name="L26">
        <text:list-item>
          <text:p text:style-name="P50"><text:span text:style-name="Source_20_Text">graph_name</text:span> (str): Naziv grafa koji se ažurira.</text:p>
        </text:list-item>
        <text:list-item>
          <text:p text:style-name="P50"><text:span text:style-name="Source_20_Text">data</text:span> (bytes): Podaci koji se dodaju u GML datoteku.</text:p>
        </text:list-item>
        <text:list-item>
          <text:p text:style-name="P49"><text:span text:style-name="Source_20_Text">append</text:span> (bool, default=False): Flag koji označava da li se podaci dodaju na kraj postojeće datoteke ili zamenjuju njen sadržaj.</text:p>
        </text:list-item>
      </text:list>
      <text:p text:style-name="Text_20_body"><text:span text:style-name="Strong_20_Emphasis">Funkcionalnost:</text:span> Ova metoda omogućava postepeno učitavanje GML datoteke na server. Podaci se mogu dodati na kraj postojeće datoteke ili zameniti njen sadržaj. Ako trenutni čvor nije lider, metoda poziva udaljeni postupak na lideru da obavi učitavanje.</text:p>
      <text:h text:style-name="Heading_20_3" text:outline-level="3">Pregled Čuvanja Grafova na Disku</text:h>
      <text:p text:style-name="Text_20_body">Grafovi se čuvaju na disku u GML formatu unutar direktorijuma koji je definisan putem promenljive okruženja <text:span text:style-name="Source_20_Text">GRAPH_STORE_PATH</text:span>. Ako ova promenljiva nije postavljena, koristi se podrazumevana putanja unutar korisnikovog home direktorijuma (<text:span text:style-name="Source_20_Text">~/.vertex_voyage/graphs</text:span>). Svaki graf se čuva u zasebnoj datoteci sa ekstenzijom <text:span text:style-name="Source_20_Text">.gml</text:span>, a podgrafovi koji nastanu particionisanjem grafova se čuvaju kao zasebne datoteke sa prefiksom koji označava njihov izvorni graf i redni broj particije.</text:p>
      <text:h text:style-name="P6" text:outline-level="3">Komunikacija klijenta sa klasterom</text:h>
      <text:p text:style-name="P51">Klijent implementiran u datom kodu koristi <text:span text:style-name="Strong_20_Emphasis">XML-RPC</text:span> protokol za komunikaciju sa distribuiranim klasterom. Klijent može da se obrati bilo kom čvoru u klasteru putem IP adrese tog čvora. Svaki RPC <text:soft-page-break/>poziv se izvršava putem metode <text:span text:style-name="Source_20_Text">do_rpc_client</text:span>, koja omogućava klijentu da poziva udaljene metode na specificiranom čvoru u klasteru.</text:p>
      <text:h text:style-name="Heading_20_4" text:outline-level="4">Ključne Funkcionalnosti Klijenta</text:h>
      <text:list text:style-name="L27">
        <text:list-item>
          <text:p text:style-name="P52"><text:span text:style-name="Strong_20_Emphasis">create_graph</text:span></text:p>
          <text:list>
            <text:list-item>
              <text:p text:style-name="P53"><text:span text:style-name="Strong_20_Emphasis">Parametri:</text:span> <text:span text:style-name="Source_20_Text">name</text:span> (naziv grafa), <text:span text:style-name="Source_20_Text">ip</text:span> (IP adresa čvora, podrazumevano "localhost")</text:p>
            </text:list-item>
            <text:list-item>
              <text:p text:style-name="P53"><text:span text:style-name="Strong_20_Emphasis">Opis:</text:span> Kreira novi prazan graf na datom čvoru u klasteru.</text:p>
            </text:list-item>
          </text:list>
        </text:list-item>
        <text:list-item>
          <text:p text:style-name="P52"><text:span text:style-name="Strong_20_Emphasis">add_vertex</text:span></text:p>
          <text:list>
            <text:list-item>
              <text:p text:style-name="P53"><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53"><text:span text:style-name="Strong_20_Emphasis">Opis:</text:span> Dodaje novi čvor u postojeći graf na datom čvoru.</text:p>
            </text:list-item>
          </text:list>
        </text:list-item>
        <text:list-item>
          <text:p text:style-name="P52"><text:span text:style-name="Strong_20_Emphasis">add_edge</text:span></text:p>
          <text:list>
            <text:list-item>
              <text:p text:style-name="P53"><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53"><text:span text:style-name="Strong_20_Emphasis">Opis:</text:span> Dodaje novu ivicu između dva postojeća čvora u grafu.</text:p>
            </text:list-item>
          </text:list>
        </text:list-item>
        <text:list-item>
          <text:p text:style-name="P52"><text:span text:style-name="Strong_20_Emphasis">partition_graph</text:span></text:p>
          <text:list>
            <text:list-item>
              <text:p text:style-name="P53"><text:span text:style-name="Strong_20_Emphasis">Parametri:</text:span> <text:span text:style-name="Source_20_Text">graph_name</text:span> (naziv grafa), <text:span text:style-name="Source_20_Text">ip</text:span> (IP adresa čvora)</text:p>
            </text:list-item>
            <text:list-item>
              <text:p text:style-name="P53"><text:span text:style-name="Strong_20_Emphasis">Opis:</text:span> Particioniše graf na datom čvoru u klasteru u nekoliko manjih podgrafova.</text:p>
            </text:list-item>
          </text:list>
        </text:list-item>
        <text:list-item>
          <text:p text:style-name="P52"><text:span text:style-name="Strong_20_Emphasis">get_node_num</text:span></text:p>
          <text:list>
            <text:list-item>
              <text:p text:style-name="P53"><text:span text:style-name="Strong_20_Emphasis">Parametri:</text:span> <text:span text:style-name="Source_20_Text">graph_name</text:span> (naziv grafa), <text:span text:style-name="Source_20_Text">ip</text:span> (IP adresa čvora)</text:p>
            </text:list-item>
            <text:list-item>
              <text:p text:style-name="P53"><text:span text:style-name="Strong_20_Emphasis">Opis:</text:span> Vraća broj čvorova u grafu na datom čvoru.</text:p>
            </text:list-item>
          </text:list>
        </text:list-item>
        <text:list-item>
          <text:p text:style-name="P52"><text:span text:style-name="Strong_20_Emphasis">get_nodes</text:span></text:p>
          <text:list>
            <text:list-item>
              <text:p text:style-name="P53"><text:span text:style-name="Strong_20_Emphasis">Parametri:</text:span> <text:span text:style-name="Source_20_Text">graph_name</text:span> (naziv grafa), <text:span text:style-name="Source_20_Text">ip</text:span> (IP adresa čvora)</text:p>
            </text:list-item>
            <text:list-item>
              <text:p text:style-name="P53"><text:span text:style-name="Strong_20_Emphasis">Opis:</text:span> Vraća spisak svih čvorova u grafu na datom čvoru.</text:p>
            </text:list-item>
          </text:list>
        </text:list-item>
        <text:list-item>
          <text:p text:style-name="P52"><text:span text:style-name="Strong_20_Emphasis">get_partition</text:span></text:p>
          <text:list>
            <text:list-item>
              <text:p text:style-name="P53"><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53"><text:span text:style-name="Strong_20_Emphasis">Opis:</text:span> Vraća informacije o određenoj particiji grafa na datom čvoru, uključujući čvorove i ivice u toj particiji.</text:p>
            </text:list-item>
          </text:list>
        </text:list-item>
        <text:list-item>
          <text:p text:style-name="P52"><text:span text:style-name="Strong_20_Emphasis">process</text:span></text:p>
          <text:list>
            <text:list-item>
              <text:p text:style-name="P53"><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53"><text:span text:style-name="Strong_20_Emphasis">Opis:</text:span> Koordinira proces ugrađivanja vektora za čvorove u grafu. Proces se pokreće na lideru klastera, a rezultati se sakupljaju sa svih čvorova.</text:p>
            </text:list-item>
          </text:list>
        </text:list-item>
        <text:list-item>
          <text:p text:style-name="P52"><text:span text:style-name="Strong_20_Emphasis">get_graph</text:span></text:p>
          <text:list>
            <text:list-item>
              <text:p text:style-name="P53"><text:span text:style-name="Strong_20_Emphasis">Parametri:</text:span> <text:span text:style-name="Source_20_Text">graph_name</text:span> (naziv grafa), <text:span text:style-name="Source_20_Text">ip</text:span> (IP adresa čvora)</text:p>
            </text:list-item>
            <text:list-item>
              <text:p text:style-name="P53"><text:span text:style-name="Strong_20_Emphasis">Opis:</text:span> Vraća kompletan graf sačuvan na disku na datom čvoru.</text:p>
            </text:list-item>
          </text:list>
        </text:list-item>
        <text:list-item>
          <text:p text:style-name="P52"><text:span text:style-name="Strong_20_Emphasis">get_leader</text:span></text:p>
          <text:list>
            <text:list-item>
              <text:p text:style-name="P53"><text:soft-page-break/><text:span text:style-name="Strong_20_Emphasis">Parametri:</text:span> <text:span text:style-name="Source_20_Text">ip</text:span> (IP adresa čvora)</text:p>
            </text:list-item>
            <text:list-item>
              <text:p text:style-name="P53"><text:span text:style-name="Strong_20_Emphasis">Opis:</text:span> Vraća trenutnog lidera klastera.</text:p>
            </text:list-item>
          </text:list>
        </text:list-item>
        <text:list-item>
          <text:p text:style-name="P52"><text:span text:style-name="Strong_20_Emphasis">get_embedding</text:span></text:p>
          <text:list>
            <text:list-item>
              <text:p text:style-name="P53"><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53"><text:span text:style-name="Strong_20_Emphasis">Opis:</text:span> Vraća ugrađene vektore za čvorove u grafu, računajući ih na osnovu particije grafa na trenutnom čvoru.</text:p>
            </text:list-item>
          </text:list>
        </text:list-item>
        <text:list-item>
          <text:p text:style-name="P52"><text:span text:style-name="Strong_20_Emphasis">import_karate_club</text:span></text:p>
          <text:list>
            <text:list-item>
              <text:p text:style-name="P53"><text:span text:style-name="Strong_20_Emphasis">Parametri:</text:span> <text:span text:style-name="Source_20_Text">name</text:span> (naziv grafa), <text:span text:style-name="Source_20_Text">ip</text:span> (IP adresa čvora)</text:p>
            </text:list-item>
            <text:list-item>
              <text:p text:style-name="P53"><text:span text:style-name="Strong_20_Emphasis">Opis:</text:span> Importuje Karate Club dataset kao graf na datom čvoru.</text:p>
            </text:list-item>
          </text:list>
        </text:list-item>
        <text:list-item>
          <text:p text:style-name="P52"><text:span text:style-name="Strong_20_Emphasis">get_vertices</text:span></text:p>
          <text:list>
            <text:list-item>
              <text:p text:style-name="P53"><text:span text:style-name="Strong_20_Emphasis">Parametri:</text:span> <text:span text:style-name="Source_20_Text">graph_name</text:span> (naziv grafa), <text:span text:style-name="Source_20_Text">ip</text:span> (IP adresa čvora)</text:p>
            </text:list-item>
            <text:list-item>
              <text:p text:style-name="P53"><text:span text:style-name="Strong_20_Emphasis">Opis:</text:span> Vraća spisak svih čvorova u grafu na datom čvoru.</text:p>
            </text:list-item>
          </text:list>
        </text:list-item>
        <text:list-item>
          <text:p text:style-name="P52"><text:span text:style-name="Strong_20_Emphasis">get_datasets</text:span></text:p>
          <text:list>
            <text:list-item>
              <text:p text:style-name="P53"><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53"><text:span text:style-name="Strong_20_Emphasis">Opis:</text:span> Preuzima i učitava dataset-e sa definisanih putanja i opcionalno generiše SBM (stochastic block model) grafove.</text:p>
            </text:list-item>
          </text:list>
        </text:list-item>
        <text:list-item>
          <text:p text:style-name="P52"><text:span text:style-name="Strong_20_Emphasis">upload_gml</text:span></text:p>
          <text:list>
            <text:list-item>
              <text:p text:style-name="P53"><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53"><text:span text:style-name="Strong_20_Emphasis">Opis:</text:span> Učitava GML datoteku i kreira graf na datom čvoru u klasteru.</text:p>
            </text:list-item>
          </text:list>
        </text:list-item>
        <text:list-item>
          <text:p text:style-name="P52"><text:span text:style-name="Strong_20_Emphasis">upload_csv</text:span></text:p>
          <text:list>
            <text:list-item>
              <text:p text:style-name="P53"><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53"><text:span text:style-name="Strong_20_Emphasis">Opis:</text:span> Učitava CSV datoteku, kreira graf na osnovu ivica iz datoteke, i potom ga čuva kao GML datoteku na datom čvoru.</text:p>
            </text:list-item>
          </text:list>
        </text:list-item>
        <text:list-item>
          <text:p text:style-name="P52"><text:span text:style-name="Strong_20_Emphasis">list</text:span></text:p>
          <text:list>
            <text:list-item>
              <text:p text:style-name="P53"><text:span text:style-name="Strong_20_Emphasis">Parametri:</text:span> <text:span text:style-name="Source_20_Text">ip</text:span> (IP adresa čvora)</text:p>
            </text:list-item>
            <text:list-item>
              <text:p text:style-name="P53"><text:span text:style-name="Strong_20_Emphasis">Opis:</text:span> Vraća spisak svih grafova sačuvanih na disku na datom čvoru.</text:p>
            </text:list-item>
          </text:list>
        </text:list-item>
        <text:list-item>
          <text:p text:style-name="P52"><text:span text:style-name="Strong_20_Emphasis">execute</text:span></text:p>
          <text:list>
            <text:list-item>
              <text:p text:style-name="P53"><text:span text:style-name="Strong_20_Emphasis">Parametri:</text:span> <text:span text:style-name="Source_20_Text">pipeline</text:span> (putanja do YAML datoteke sa komandama), <text:span text:style-name="Source_20_Text">ip</text:span> (IP adresa čvora)</text:p>
            </text:list-item>
            <text:list-item>
              <text:p text:style-name="P52"><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text:soft-page-break/>Fleksibilnost i Prednosti Klijenta</text:h>
      <text:p text:style-name="Text_20_body">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Metoda za Testiranje - Rekonstrukcija Grafova</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Opis Metode</text:h>
      <text:p text:style-name="Text_20_body">Metoda rekonstrukcije funkcioniše tako što:</text:p>
      <text:list text:style-name="L28">
        <text:list-item>
          <text:p text:style-name="P55">Prvo, za svaki čvor u grafu, pronalazi najbliže čvorove na osnovu udaljenosti između njihovih vektorskih prikaza (embeddings).</text:p>
        </text:list-item>
        <text:list-item>
          <text:p text:style-name="P55">Zatim, povezuje čvorove sa njihovim najbližim susedima, formirajući ivice u rekonstruisanom grafu.</text:p>
        </text:list-item>
        <text:list-item>
          <text:p text:style-name="P54">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Heading_20_4" text:outline-level="4">Pseudokod</text:h>
      <text:p text:style-name="P9"><text:span text:style-name="Source_20_Text">Metoda: reconstruct(k, embedding, nodes)</text:span></text:p>
      <text:p text:style-name="P10"><text:span text:style-name="Source_20_Text">Ulaz:</text:span></text:p>
      <text:p text:style-name="P10"><text:span text:style-name="Source_20_Text"><text:s text:c="4"/>- k: Broj najbližih čvorova za povezivanje</text:span></text:p>
      <text:p text:style-name="P10"><text:span text:style-name="Source_20_Text"><text:s text:c="4"/>- embedding: Lista vektorskih prikaza čvorova</text:span></text:p>
      <text:p text:style-name="P10"><text:span text:style-name="Source_20_Text"><text:s text:c="4"/>- nodes: Lista čvorova (opcionalno). Ako nije data, podrazumevaju se čvorovi 0, 1, ..., n-1</text:span></text:p>
      <text:p text:style-name="P10"/>
      <text:p text:style-name="P10"><text:span text:style-name="Source_20_Text">Izlaz:</text:span></text:p>
      <text:p text:style-name="P10"><text:span text:style-name="Source_20_Text"><text:s text:c="4"/>- ReconstructedGraph: Rekonstruisani neusmereni graf</text:span></text:p>
      <text:p text:style-name="P10"/>
      <text:p text:style-name="P10"><text:span text:style-name="Source_20_Text">1. Inicijalizovati prazan neusmereni graf 'ReconstructedGraph'</text:span></text:p>
      <text:p text:style-name="P10"><text:span text:style-name="Source_20_Text">2. n = broj čvorova (dimenzija embedding liste)</text:span></text:p>
      <text:p text:style-name="P10"><text:span text:style-name="Source_20_Text">3. Ako lista 'nodes' nije data, kreiraj čvorove u opsegu od 0 do n-1 i dodaj ih u graf</text:span></text:p>
      <text:p text:style-name="P10"><text:span text:style-name="Source_20_Text">4. Ako je lista 'nodes' data, dodaj čvorove iz te liste u graf</text:span></text:p>
      <text:p text:style-name="P10"><text:span text:style-name="Source_20_Text">5. Inicijalizovati praznu listu 'distances' koja će čuvati udaljenosti između čvorova</text:span></text:p>
      <text:p text:style-name="P10"><text:span text:style-name="Source_20_Text">6. Za svaki par čvorova (i, j) gde i &lt; j:</text:span></text:p>
      <text:p text:style-name="P10"><text:span text:style-name="Source_20_Text"><text:s text:c="4"/>a. Izračunati udaljenost između vektorskih prikaza čvorova 'i' i 'j'</text:span></text:p>
      <text:p text:style-name="P10"><text:soft-page-break/><text:span text:style-name="Source_20_Text"><text:s text:c="4"/>b. Dodati tuple (udaljenost, i, j) u listu 'distances'</text:span></text:p>
      <text:p text:style-name="P10"><text:span text:style-name="Source_20_Text">7. Sortirati listu 'distances' rastućim redosledom udaljenosti</text:span></text:p>
      <text:p text:style-name="P10"><text:span text:style-name="Source_20_Text">8. Za prvih k elemenata iz sortirane liste 'distances':</text:span></text:p>
      <text:p text:style-name="P10"><text:span text:style-name="Source_20_Text"><text:s text:c="4"/>a. Dodati ivicu između čvorova 'x' i 'y' u 'ReconstructedGraph'</text:span></text:p>
      <text:p text:style-name="P11"><text:span text:style-name="Source_20_Text">9. Vratiti 'ReconstructedGraph'</text:span></text:p>
      <text:h text:style-name="Heading_20_4" text:outline-level="4">Detalji Testiranja</text:h>
      <text:p text:style-name="Text_20_body">Testiranje se vrši tako što se:</text:p>
      <text:list text:style-name="L29">
        <text:list-item>
          <text:p text:style-name="P57">Generiše originalni graf i njegov vektorski prikaz (embedding) pomoću Node2Vec algoritma.</text:p>
        </text:list-item>
        <text:list-item>
          <text:p text:style-name="P57">Primeni metoda rekonstrukcije na dobijene vektorske prikaze sa različitim vrednostima <text:span text:style-name="Source_20_Text">k</text:span>.</text:p>
        </text:list-item>
        <text:list-item>
          <text:p text:style-name="P56">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7" text:outline-level="3">Testiranje Kvaliteta Rekonstrukcije Grafova korišćenjem F1 Skora</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Postupak Testiranja</text:h>
      <text:list text:style-name="L30">
        <text:list-item>
          <text:p text:style-name="P58"><text:span text:style-name="Strong_20_Emphasis">Generisanje Ugrađivanja:</text:span></text:p>
          <text:list>
            <text:list-item>
              <text:p text:style-name="P59">Prvo se trenira Node2Vec model koristeći graf <text:span text:style-name="Source_20_Text">G</text:span>. Ovaj model kreira vektorske prikaze (embedding) za svaki čvor u grafu.</text:p>
            </text:list-item>
            <text:list-item>
              <text:p text:style-name="P59">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58"><text:span text:style-name="Strong_20_Emphasis">Rekonstrukcija Grafa:</text:span></text:p>
          <text:list>
            <text:list-item>
              <text:p text:style-name="P59">Nakon generisanja vektorskih prikaza, vrši se rekonstrukcija grafa pomoću funkcije <text:span text:style-name="Source_20_Text">reconstruct</text:span>. U ovoj fazi se kreiraju ivice između čvorova koji su najbliži u vektorskom prostoru.</text:p>
            </text:list-item>
            <text:list-item>
              <text:p text:style-name="P59">Broj ivica u rekonstruisanom grafu određuje se na osnovu broja ivica u originalnom grafu <text:span text:style-name="Source_20_Text">G</text:span>.</text:p>
            </text:list-item>
          </text:list>
        </text:list-item>
        <text:list-item>
          <text:p text:style-name="P58"><text:span text:style-name="Strong_20_Emphasis">Izračunavanje Preciznosti i Odziva:</text:span></text:p>
          <text:list>
            <text:list-item>
              <text:p text:style-name="P59"><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59"><text:soft-page-break/><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58"><text:span text:style-name="Strong_20_Emphasis">Izračunavanje F1 Skora:</text:span></text:p>
          <text:list>
            <text:list-item>
              <text:p text:style-name="P59">F1 skor se računa kao harmonijska sredina preciznosti i odziva. To je balansirana mera koja uzima u obzir i koliko je rekonstrukcija tačna (preciznost) i koliko je rekonstrukcija kompletna (odziv).</text:p>
            </text:list-item>
            <text:list-item>
              <text:p text:style-name="P58">F1 skor se koristi kao konačna metrika za ocenjivanje kvaliteta rekonstrukcije grafa. U testu se očekuje da F1 skor bude veći ili jednak 0.6, što ukazuje na prihvatljiv nivo tačnosti rekonstrukcije.</text:p>
            </text:list-item>
          </text:list>
        </text:list-item>
      </text:list>
      <text:p text:style-name="P51">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2" text:outline-level="1">Rezultati i diskusija</text:h>
      <text:h text:style-name="P2" text:outline-level="1">Zaključak </text:h>
      <text:h text:style-name="P3" text:outline-level="1">Literatura</text:h>
      <text:list text:style-name="Numbering_20_123">
        <text:list-item>
          <text:p text:style-name="P12"><text:span text:style-name="T4">Abbe, Emmanuel. „Community detection and stochastic block models: recent developments“. </text:span><text:span text:style-name="T5">Journal of Machine Learning Research</text:span><text:span text:style-name="T4"> 18, изд. 177 (2018.): 1–86.</text:span></text:p>
        </text:list-item>
        <text:list-item>
          <text:p text:style-name="P12">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12">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12">Church, Kenneth Ward. „Word2Vec“. <text:span text:style-name="T1">Natural Language Engineering</text:span> 23, изд. 1 (2017.): 155–62.</text:p>
        </text:list-item>
        <text:list-item>
          <text:p text:style-name="P12">Fang, Peng, Arijit Khan, Siqiang Luo, Fang Wang, Dan Feng, Zhenli Li, Wei Yin, и Yuchao Cao. „Distributed Graph Embedding with Information-Oriented Random Walks“. <text:span text:style-name="T1">arXiv preprint arXiv:2303.15702</text:span>, 2023.</text:p>
        </text:list-item>
        <text:list-item>
          <text:p text:style-name="P12">Grover, Aditya, и Jure Leskovec. „node2vec: Scalable feature learning for networks“. У <text:span text:style-name="T1">Proceedings of the 22nd ACM SIGKDD international conference on Knowledge discovery and data mining</text:span>, 855–64, 2016.</text:p>
        </text:list-item>
        <text:list-item>
          <text:p text:style-name="P12">Gupta, Jatinder ND, и Johnny C Ho. „A new heuristic algorithm for the one-dimensional bin-packing problem“. <text:span text:style-name="T1">Production planning &amp; control</text:span> 10, изд. 6 (1999.): 598–603.</text:p>
        </text:list-item>
        <text:list-item>
          <text:p text:style-name="P12"><text:soft-page-break/>Gupta, Otkrist, и Ramesh Raskar. „Distributed learning of deep neural network over multiple agents“. <text:span text:style-name="T1">Journal of Network and Computer Applications</text:span> 116 (2018.): 1–8.</text:p>
        </text:list-item>
        <text:list-item>
          <text:p text:style-name="P12">Lancichinetti, Andrea, Santo Fortunato, и János Kertész. „Detecting the overlapping and hierarchical community structure in complex networks“. <text:span text:style-name="T1">New journal of physics</text:span> 11, изд. 3 (2009.): 033015.</text:p>
        </text:list-item>
        <text:list-item>
          <text:p text:style-name="P13">Lancichinetti, Andrea, Santo Fortunato, и János Kertész. „Detecting the overlapping and hierarchical community structure in complex networks“. New journal of physics 11, изд. 3 (2009.): 033015.</text:p>
        </text:list-item>
        <text:list-item>
          <text:p text:style-name="P12">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12">Lombardo, Gianfranco, и Agostino Poggi. „A Scalable and Distributed Actor-Based Version of the Node2Vec Algorithm“. У <text:span text:style-name="T1">Proceedings of the 20th Workshop From Objects to Agents</text:span>, 134–41. Parma, Italy, 2019.</text:p>
        </text:list-item>
        <text:list-item>
          <text:p text:style-name="P12">Rozemberczki, Benedek, и Rik Sarkar. „Twitch Gamers: a Dataset for Evaluating Proximity Preserving and Structural Role-based Node Embeddings“, 2021.</text:p>
        </text:list-item>
        <text:list-item>
          <text:p text:style-name="P12">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12">Zachary, Wayne W. „An information flow model for conflict and fission in small groups“. <text:span text:style-name="T1">Journal of anthropological research</text:span> 33, изд. 4 (1977.): 452–73.</text:p>
          <text:p text:style-name="P12"/>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3T02:44:50.139823519</dc:date>
    <meta:editing-duration>PT45M18S</meta:editing-duration>
    <meta:editing-cycles>5</meta:editing-cycles>
    <meta:generator>LibreOffice/24.2.3.2$Linux_X86_64 LibreOffice_project/420$Build-2</meta:generator>
    <meta:document-statistic meta:table-count="0" meta:image-count="0" meta:object-count="0" meta:page-count="19" meta:paragraph-count="316" meta:word-count="6061" meta:character-count="43551" meta:non-whitespace-character-count="37938"/>
  </office:meta>
</office:document-meta>
</file>